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ar [Recipient Name],</text:p>
      <text:p text:style-name="Standard"/>
      <text:p text:style-name="Standard">It was great seeing you yesterday! I was hoping to catch you before you left to chat about the Rehabilitation Engineering position. I</text:p>
      <text:p text:style-name="Standard">was planning to apply, but unfortunately, I missed the deadline due to some medical issues.</text:p>
      <text:p text:style-name="Standard"/>
      <text:p text:style-name="Standard">I'm really excited about this kind of role and have been looking for something similar for a while. I think my varied experience,</text:p>
      <text:p text:style-name="Standard">combined with my personal perspective as someone with a disability and my love for problem-solving, would allow me to make a real</text:p>
      <text:p text:style-name="Standard">difference as a Rehabilitation Engineer.</text:p>
      <text:p text:style-name="Standard"/>
      <text:p text:style-name="Standard">I'm currently living with my parents in Tallebudgera. <text:s/>While I'm not able to commit to a full-time role with a lot of travel right</text:p>
      <text:p text:style-name="Standard">now, I'd love to explore ways I could contribute in some capacity.</text:p>
      <text:p text:style-name="Standard"/>
      <text:p text:style-name="Standard">Thanks so much for your time! I'd love to chat more about this.</text:p>
      <text:p text:style-name="Standard"/>
      <text:p text:style-name="Standard">Best,</text:p>
      <text:p text:style-name="Standard"/>
      <text:p text:style-name="Standard">[Your Name]</text:p>
      <text:p text:style-name="Standard">[Your Phone Number]</text:p>
      <text:p text:style-name="Standard">[Your Email Address]</text:p>
      <text:p text:style-name="Standard"/>
      <text:p text:style-name="Standard">Dear [Recipient Name],</text:p>
      <text:p text:style-name="Standard"/>
      <text:p text:style-name="Standard">It was good to see you yesterday. I was hoping to have a quick chat before you left about the recent Rehabilitation Engineering</text:p>
      <text:p text:style-name="Standard">position. I was planning to apply, but unfortunately, due to some medical issues, I missed the deadline.</text:p>
      <text:p text:style-name="Standard"/>
      <text:p text:style-name="Standard">I'm very interested in this type of role and have been looking for a position like this for some time. Given my unique and varied work</text:p>
      <text:p text:style-name="Standard">experience, lived experience as someone with a disability, and a strong inclination for problem-solving, I believe I could make a real</text:p>
      <text:p text:style-name="Standard">impact as a Rehabilitation Engineer.</text:p>
      <text:p text:style-name="Standard"/>
      <text:p text:style-name="Standard">I'm currently living with my parents in Tallebudgera. While I'm not able to maintain a full-time position with extensive travel at</text:p>
      <text:p text:style-name="Standard">this time, I'm very keen to explore potential ways to contribute.</text:p>
      <text:p text:style-name="Standard"/>
      <text:p text:style-name="Standard">Thank you for your time and consideration. I would appreciate the opportunity to discuss this further.</text:p>
      <text:p text:style-name="Standard"/>
      <text:p text:style-name="Standard">Sincerely,</text:p>
      <text:p text:style-name="Standard"/>
      <text:p text:style-name="Standard">[Your Name]</text:p>
      <text:p text:style-name="Standard">[Your Phone Number]</text:p>
      <text:p text:style-name="Standard">[Your Email Address]</text:p>
      <text:p text:style-name="Standard"/>
      <text:p text:style-name="Standard"/>
      <text:p text:style-name="Standard"/>
      <text:p text:style-name="Standard"><text:soft-page-break/>Dear [Recipient Name],</text:p>
      <text:p text:style-name="Standard"/>
      <text:p text:style-name="Standard">It was good to see you yesterday. I was hoping to have a quick chat before you left about the recent Rehabilitation Engineering</text:p>
      <text:p text:style-name="Standard">position. I was planning to apply, but unfortunately, I missed the deadline due to some medical issues.</text:p>
      <text:p text:style-name="Standard"/>
      <text:p text:style-name="Standard">I'm very interested in this type of role and have been looking for a position like this for some time. I believe my unique and varied</text:p>
      <text:p text:style-name="Standard">work experience, combined with my lived experience as someone with a disability and my strong inclination for problem-solving, would</text:p>
      <text:p text:style-name="Standard">allow me to contribute meaningfully as a Rehabilitation Engineer.</text:p>
      <text:p text:style-name="Standard"/>
      <text:p text:style-name="Standard">I'm currently living with my parents in Tallebudgera. While I'm not able to maintain a full-time position with extensive travel at</text:p>
      <text:p text:style-name="Standard">this time, I'm very keen to explore potential ways to contribute and would welcome a discussion about possibilities.</text:p>
      <text:p text:style-name="Standard"/>
      <text:p text:style-name="Standard">Thank you for your time and consideration. I'd appreciate the opportunity to connect and discuss this further.</text:p>
      <text:p text:style-name="Standard"/>
      <text:p text:style-name="Standard">Sincerely,</text:p>
      <text:p text:style-name="Standard"/>
      <text:p text:style-name="Standard">[Your Name]</text:p>
      <text:p text:style-name="Standard">[Your Phone Number]</text:p>
      <text:p text:style-name="Standard">[Your Email Address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9:12:09.536000000</meta:creation-date>
    <meta:editing-duration>PT4H30M39S</meta:editing-duration>
    <meta:editing-cycles>2</meta:editing-cycles>
    <meta:generator>LibreOffice/24.2.2.2$Windows_X86_64 LibreOffice_project/d56cc158d8a96260b836f100ef4b4ef25d6f1a01</meta:generator>
    <dc:date>2025-03-23T19:12:34.690000000</dc:date>
    <meta:document-statistic meta:table-count="0" meta:image-count="0" meta:object-count="0" meta:page-count="2" meta:paragraph-count="39" meta:word-count="463" meta:character-count="2770" meta:non-whitespace-character-count="2345"/>
  </office:meta>
</office:document-meta>
</file>